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font-name-complex="Arial2" fo:hyphenate="true" fo:hyphenation-remain-char-count="2" fo:hyphenation-push-char-count="2"/>
    </style:style>
    <style:style style:name="P3" style:family="paragraph" style:parent-style-name="Standard">
      <style:text-properties style:font-name="Arial" fo:language="de" fo:country="DE" officeooo:paragraph-rsid="0013ba9c" style:font-name-complex="Arial2"/>
    </style:style>
    <style:style style:name="P4" style:family="paragraph" style:parent-style-name="Standard">
      <style:paragraph-properties fo:text-align="end" style:justify-single-word="false"/>
      <style:text-properties fo:language="de" fo:country="DE" officeooo:paragraph-rsid="0013ba9c"/>
    </style:style>
    <style:style style:name="P5" style:family="paragraph" style:parent-style-name="Standard">
      <style:paragraph-properties fo:line-height="200%" fo:text-align="justify" style:justify-single-word="false"/>
      <style:text-properties fo:language="de" fo:country="DE" officeooo:paragraph-rsid="0013ba9c"/>
    </style:style>
    <style:style style:name="P6" style:family="paragraph" style:parent-style-name="Standard">
      <style:paragraph-properties fo:line-height="150%" fo:text-align="start" style:justify-single-word="false"/>
      <style:text-properties fo:language="de" fo:country="DE" officeooo:rsid="0081f65c" officeooo:paragraph-rsid="0013ba9c"/>
    </style:style>
    <style:style style:name="P7" style:family="paragraph" style:parent-style-name="Standard">
      <style:paragraph-properties fo:line-height="200%" fo:text-align="justify" style:justify-single-word="false"/>
      <style:text-properties fo:language="de" fo:country="DE" officeooo:rsid="0081f65c" officeooo:paragraph-rsid="0013ba9c"/>
    </style:style>
    <style:style style:name="P8" style:family="paragraph" style:parent-style-name="Standard">
      <style:paragraph-properties fo:line-height="200%" fo:text-align="justify" style:justify-single-word="false"/>
      <style:text-properties fo:language="de" fo:country="DE" officeooo:rsid="0083455f" officeooo:paragraph-rsid="0013ba9c"/>
    </style:style>
    <style:style style:name="P9" style:family="paragraph" style:parent-style-name="Standard">
      <style:text-properties fo:language="de" fo:country="DE" officeooo:paragraph-rsid="0013ba9c"/>
    </style:style>
    <style:style style:name="P10" style:family="paragraph" style:parent-style-name="Default">
      <style:paragraph-properties fo:text-align="center" style:justify-single-word="false"/>
      <style:text-properties fo:language="de" fo:country="DE" officeooo:paragraph-rsid="0013ba9c"/>
    </style:style>
    <style:style style:name="P11" style:family="paragraph" style:parent-style-name="Default">
      <style:text-properties fo:language="de" fo:country="DE" officeooo:paragraph-rsid="0013ba9c"/>
    </style:style>
    <style:style style:name="P12" style:family="paragraph" style:parent-style-name="Default">
      <style:paragraph-properties fo:text-align="center" style:justify-single-word="false"/>
      <style:text-properties fo:font-size="20pt" fo:language="de" fo:country="DE" fo:font-weight="bold" officeooo:paragraph-rsid="0013ba9c" style:font-size-asian="20pt" style:font-weight-asian="bold" style:font-size-complex="20pt" style:font-weight-complex="bold"/>
    </style:style>
    <style:style style:name="P13" style:family="paragraph" style:parent-style-name="Default">
      <style:paragraph-properties fo:text-align="center" style:justify-single-word="false"/>
      <style:text-properties fo:font-size="20pt" fo:language="de" fo:country="DE" officeooo:paragraph-rsid="0013ba9c" style:font-size-asian="20pt" style:font-size-complex="20pt"/>
    </style:style>
    <style:style style:name="P14" style:family="paragraph" style:parent-style-name="Default">
      <style:text-properties fo:font-size="20pt" fo:language="de" fo:country="DE" officeooo:paragraph-rsid="0013ba9c" style:font-size-asian="20pt" style:font-size-complex="20pt"/>
    </style:style>
    <style:style style:name="P15" style:family="paragraph" style:parent-style-name="Default">
      <style:paragraph-properties fo:text-align="center" style:justify-single-word="false"/>
      <style:text-properties fo:font-size="14pt" fo:language="de" fo:country="DE" officeooo:paragraph-rsid="0013ba9c" style:font-size-asian="14pt" style:font-size-complex="14pt"/>
    </style:style>
    <style:style style:name="P16" style:family="paragraph" style:parent-style-name="Default">
      <style:paragraph-properties fo:text-align="center" style:justify-single-word="false"/>
      <style:text-properties officeooo:paragraph-rsid="0013ba9c"/>
    </style:style>
    <style:style style:name="P17" style:family="paragraph" style:parent-style-name="Default">
      <style:text-properties fo:font-size="11.5pt" fo:language="de" fo:country="DE" officeooo:paragraph-rsid="0013ba9c" style:font-size-asian="11.5pt" style:font-size-complex="11.5pt"/>
    </style:style>
    <style:style style:name="P18" style:family="paragraph" style:parent-style-name="Contents_20_Heading">
      <style:paragraph-properties fo:break-before="page"/>
      <style:text-properties officeooo:paragraph-rsid="0013ba9c"/>
    </style:style>
    <style:style style:name="P19" style:family="paragraph" style:parent-style-name="Title_20_1">
      <style:text-properties officeooo:paragraph-rsid="0013ba9c"/>
    </style:style>
    <style:style style:name="P20" style:family="paragraph" style:parent-style-name="Title_20_1">
      <style:text-properties fo:font-size="12pt" officeooo:paragraph-rsid="0013ba9c" style:font-size-asian="10.5pt" style:font-size-complex="12pt"/>
    </style:style>
    <style:style style:name="P21" style:family="paragraph" style:parent-style-name="Title2">
      <style:text-properties officeooo:paragraph-rsid="0013ba9c"/>
    </style:style>
    <style:style style:name="P2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23" style:family="paragraph" style:parent-style-name="Text_20_body">
      <style:text-properties style:font-name="Liberation Sans1" fo:font-size="12pt" fo:language="de" fo:country="DE" fo:font-style="normal" fo:font-weight="normal" officeooo:rsid="0017493c" officeooo:paragraph-rsid="0013ba9c" style:font-name-asian="Liberation Sans2" style:font-size-asian="12pt" style:font-style-asian="normal" style:font-weight-asian="normal" style:font-name-complex="Arial2" style:font-size-complex="12pt" style:font-style-complex="normal" style:font-weight-complex="normal"/>
    </style:style>
    <style:style style:name="P24" style:family="paragraph" style:parent-style-name="Text_20_body">
      <style:text-properties style:font-name="ARial" fo:font-size="14pt" fo:font-weight="bold" officeooo:rsid="00142cf2" officeooo:paragraph-rsid="00142cf2" style:font-size-asian="14pt" style:font-weight-asian="bold" style:font-size-complex="14pt" style:font-weight-complex="bold"/>
    </style:style>
    <style:style style:name="P25" style:family="paragraph" style:parent-style-name="Text_20_body">
      <style:text-properties style:font-name="ARial" fo:font-size="12pt" fo:font-weight="bold" officeooo:rsid="00142cf2" officeooo:paragraph-rsid="00142cf2" style:font-size-asian="12pt" style:font-weight-asian="bold" style:font-size-complex="12pt" style:font-weight-complex="bold"/>
    </style:style>
    <style:style style:name="P26" style:family="paragraph" style:parent-style-name="Text_20_body">
      <style:text-properties style:font-name="ARial" fo:font-size="12pt" fo:font-weight="bold" officeooo:rsid="0015e415" officeooo:paragraph-rsid="0015e415" style:font-size-asian="12pt" style:font-weight-asian="bold" style:font-size-complex="12pt" style:font-weight-complex="bold"/>
    </style:style>
    <style:style style:name="P27" style:family="paragraph" style:parent-style-name="Text_20_body">
      <style:text-properties style:font-name="ARial" fo:font-size="12pt" fo:font-weight="bold" officeooo:rsid="0017291d" officeooo:paragraph-rsid="0017291d" style:font-size-asian="12pt" style:font-weight-asian="bold" style:font-size-complex="12pt" style:font-weight-complex="bold"/>
    </style:style>
    <style:style style:name="P28" style:family="paragraph" style:parent-style-name="Text_20_body">
      <style:text-properties style:font-name="ARial" fo:font-size="12pt" fo:font-weight="bold" officeooo:rsid="0018ca67" officeooo:paragraph-rsid="0018ca67" style:font-size-asian="12pt" style:font-weight-asian="bold" style:font-size-complex="12pt" style:font-weight-complex="bold"/>
    </style:style>
    <style:style style:name="P29" style:family="paragraph" style:parent-style-name="Text_20_body">
      <style:text-properties style:font-name="ARial" fo:font-size="12pt" fo:font-weight="bold" officeooo:rsid="0018ce92" officeooo:paragraph-rsid="0018ce92" style:font-size-asian="12pt" style:font-weight-asian="bold" style:font-size-complex="12pt" style:font-weight-complex="bold"/>
    </style:style>
    <style:style style:name="P30" style:family="paragraph" style:parent-style-name="Text_20_body">
      <style:text-properties style:font-name="ARial" fo:font-size="12pt" fo:font-weight="normal" officeooo:rsid="00142cf2" officeooo:paragraph-rsid="00142cf2" style:font-size-asian="12pt" style:font-weight-asian="normal" style:font-size-complex="12pt" style:font-weight-complex="normal"/>
    </style:style>
    <style:style style:name="P31" style:family="paragraph" style:parent-style-name="Text_20_body">
      <style:text-properties style:font-name="ARial" fo:font-size="12pt" fo:font-weight="normal" officeooo:rsid="0015be41" officeooo:paragraph-rsid="0015be41" style:font-size-asian="12pt" style:font-weight-asian="normal" style:font-size-complex="12pt" style:font-weight-complex="normal"/>
    </style:style>
    <style:style style:name="P32" style:family="paragraph" style:parent-style-name="Text_20_body">
      <style:text-properties style:font-name="ARial" fo:font-size="12pt" fo:font-weight="normal" officeooo:rsid="0015e415" officeooo:paragraph-rsid="0015e415" style:font-size-asian="12pt" style:font-weight-asian="normal" style:font-size-complex="12pt" style:font-weight-complex="normal"/>
    </style:style>
    <style:style style:name="P33" style:family="paragraph" style:parent-style-name="Text_20_body">
      <style:text-properties style:font-name="ARial" fo:font-size="12pt" fo:font-weight="normal" officeooo:rsid="0017291d" officeooo:paragraph-rsid="0017291d" style:font-size-asian="12pt" style:font-weight-asian="normal" style:font-size-complex="12pt" style:font-weight-complex="normal"/>
    </style:style>
    <style:style style:name="P34" style:family="paragraph" style:parent-style-name="Text_20_body">
      <style:text-properties style:font-name="ARial" fo:font-size="12pt" fo:font-weight="normal" officeooo:rsid="0018ce92" officeooo:paragraph-rsid="0018ce92" style:font-size-asian="12pt" style:font-weight-asian="normal" style:font-size-complex="12pt" style:font-weight-complex="normal"/>
    </style:style>
    <style:style style:name="P35" style:family="paragraph" style:parent-style-name="Default" style:master-page-name="Standard">
      <style:paragraph-properties fo:text-align="center" style:justify-single-word="false" style:page-number="auto"/>
      <style:text-properties fo:language="de" fo:country="DE" officeooo:paragraph-rsid="0013ba9c"/>
    </style:style>
    <style:style style:name="P36"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37"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38"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39"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40"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41"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42" style:family="paragraph" style:parent-style-name="Text_20_body">
      <style:text-properties style:font-name="ARial" fo:language="de" fo:country="DE" fo:font-weight="bold" officeooo:paragraph-rsid="001c66b0" style:language-asian="zh" style:country-asian="CN" style:font-weight-asian="bold" style:language-complex="hi" style:country-complex="IN" style:font-weight-complex="bold"/>
    </style:style>
    <style:style style:name="P43"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44"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4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46"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47" style:family="paragraph" style:parent-style-name="Text_20_body">
      <style:text-properties style:font-name="ARial" fo:language="de" fo:country="DE" officeooo:paragraph-rsid="001c66b0" style:language-asian="zh" style:country-asian="CN" style:language-complex="hi" style:country-complex="IN"/>
    </style:style>
    <style:style style:name="P48" style:family="paragraph" style:parent-style-name="Title_20_1" style:master-page-name="Converted1">
      <style:paragraph-properties style:page-number="1"/>
      <style:text-properties officeooo:paragraph-rsid="0013ba9c"/>
    </style:style>
    <style:style style:name="T1" style:family="text">
      <style:text-properties fo:color="#ffffff" fo:font-size="14pt" fo:language="de" fo:country="DE" style:font-size-asian="14pt" style:font-size-complex="14pt"/>
    </style:style>
    <style:style style:name="T2" style:family="text">
      <style:text-properties fo:font-size="14pt" fo:language="de" fo:country="DE" style:font-size-asian="14pt" style:font-size-complex="14pt"/>
    </style:style>
    <style:style style:name="T3" style:family="text">
      <style:text-properties fo:font-size="14pt" fo:language="de" fo:country="DE"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style:font-size-asian="14pt" style:language-asian="zh" style:country-asian="CN" style:font-size-complex="14pt" style:font-weight-complex="normal"/>
    </style:style>
    <style:style style:name="T6" style:family="text">
      <style:text-properties fo:color="#00000a" style:font-name="Arial1" fo:font-size="14pt" officeooo:rsid="0081f65c" style:font-size-asian="14pt" style:language-asian="zh" style:country-asian="CN" style:font-size-complex="14pt" style:font-weight-complex="normal"/>
    </style:style>
    <style:style style:name="T7" style:family="text">
      <style:text-properties fo:color="#00000a" style:font-name="Arial1" fo:font-size="14pt" officeooo:rsid="008ad772" style:font-size-asian="14pt" style:language-asian="zh" style:country-asian="CN" style:font-size-complex="14pt" style:font-weight-complex="normal"/>
    </style:style>
    <style:style style:name="T8" style:family="text">
      <style:text-properties fo:color="#00000a" style:font-name="Arial1"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1" fo:font-size="12pt" fo:font-weight="normal" officeooo:rsid="0013ba9c" style:font-size-asian="12pt" style:language-asian="zh" style:country-asian="CN" style:font-weight-asian="normal" style:font-size-complex="12pt"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fo:language="de" fo:country="DE" style:font-name-complex="Arial2"/>
    </style:style>
    <style:style style:name="T13" style:family="text">
      <style:text-properties style:font-name="Arial" fo:language="de" fo:country="DE"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0"/>
      <text:p text:style-name="P10"/>
      <text:p text:style-name="P10"/>
      <text:p text:style-name="P10"/>
      <text:p text:style-name="P10"/>
      <text:p text:style-name="P10"/>
      <text:p text:style-name="P12">Praktikum Automatisierungstechnik</text:p>
      <text:p text:style-name="P13">Wintersemester 2016/2017</text:p>
      <text:p text:style-name="P10"/>
      <text:p text:style-name="P10"/>
      <text:p text:style-name="P10"/>
      <text:p text:style-name="P13">Protokoll zum</text:p>
      <text:p text:style-name="P14"/>
      <text:p text:style-name="P12">Versuch <text:span text:style-name="T14">3</text:span>: <text:span text:style-name="T14">Kugelwippe</text:span></text:p>
      <text:p text:style-name="P12"/>
      <text:p text:style-name="P13">der Gruppe 5</text:p>
      <text:p text:style-name="P13"/>
      <table:table table:name="Table1" table:style-name="Table1">
        <table:table-column table:style-name="Table1.A"/>
        <table:table-column table:style-name="Table1.B"/>
        <table:table-row table:style-name="Table1.1">
          <table:table-cell table:style-name="Table1.A1" office:value-type="string">
            <text:p text:style-name="P15">Xiaoyu</text:p>
          </table:table-cell>
          <table:table-cell table:style-name="Table1.A1" office:value-type="string">
            <text:p text:style-name="P15">Xie</text:p>
          </table:table-cell>
        </table:table-row>
        <table:table-row table:style-name="Table1.1">
          <table:table-cell table:style-name="Table1.A1" office:value-type="string">
            <text:p text:style-name="P15">Shaochen</text:p>
          </table:table-cell>
          <table:table-cell table:style-name="Table1.A1" office:value-type="string">
            <text:p text:style-name="P15">Qian</text:p>
          </table:table-cell>
        </table:table-row>
        <table:table-row table:style-name="Table1.1">
          <table:table-cell table:style-name="Table1.A1" office:value-type="string">
            <text:p text:style-name="P15">Jun</text:p>
          </table:table-cell>
          <table:table-cell table:style-name="Table1.A1" office:value-type="string">
            <text:p text:style-name="P15">Lou</text:p>
          </table:table-cell>
        </table:table-row>
      </table:table>
      <text:p text:style-name="P10"/>
      <text:p text:style-name="P10"/>
      <text:p text:style-name="P10"/>
      <text:p text:style-name="P10"/>
      <text:p text:style-name="P15">Tag der Versuchsdurchführung: <text:s text:c="2"/><text:span text:style-name="T14">6. Dezember</text:span> 2016</text:p>
      <text:p text:style-name="P16"><text:span text:style-name="T1">Tag der Versuchsdurchführung:</text:span><text:span text:style-name="T2"> </text:span><text:span text:style-name="T3">13.</text:span><text:span text:style-name="T2"> </text:span><text:span text:style-name="T3">Dezember</text:span><text:span text:style-name="T2"> 2016</text:span></text:p>
      <text:p text:style-name="P10"/>
      <text:p text:style-name="P11"/>
      <text:p text:style-name="P11"/>
      <text:p text:style-name="P11"><text:bookmark text:name="_GoBack"/></text:p>
      <text:p text:style-name="P11"/>
      <text:p text:style-name="P11"/>
      <text:p text:style-name="P17">Hiermit versichern wir, dass wir dieses Protokoll selbstständig angefertigt haben.</text:p>
      <text:p text:style-name="P17">Karlsruhe, <text:s/></text:p>
      <text:p text:style-name="P2"/>
      <text:p text:style-name="P18"><text:span text:style-name="Title_20_1_20_Char"><text:span text:style-name="T4">Inhaltsverzeichnis</text:span></text:span></text:p>
      <text:p text:style-name="P4"><text:span text:style-name="Title_20_1_20_Char"><text:span text:style-name="T6"/></text:span></text:p>
      <text:p text:style-name="P5"><text:span text:style-name="Title_20_1_20_Char"><text:span text:style-name="T6">1 Einleitung und Versuchsaufbau …………………………………………..…1</text:span></text:span></text:p>
      <text:p text:style-name="P5"><text:span text:style-name="Title_20_1_20_Char"><text:span text:style-name="T6">2 Theoretische Grundlage .……………………...………………………………2</text:span></text:span></text:p>
      <text:p text:style-name="P6"><text:s text:c="3"/><text:span text:style-name="Title_20_1_20_Char"><text:span text:style-name="T8">2.1 </text:span></text:span><text:span text:style-name="Title_20_1_20_Char"><text:span text:style-name="T9">topic</text:span></text:span><text:span text:style-name="Title_20_1_20_Char"><text:span text:style-name="T8"> …………………..…………………………………………………2</text:span></text:span></text:p>
      <text:p text:style-name="P7"><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8"><text:span text:style-name="Title_20_1_20_Char"><text:span text:style-name="T6">4 Auftretende Probleme und Diskussion …………………………………...</text:span></text:span><text:span text:style-name="Title_20_1_20_Char"><text:span text:style-name="T7">32</text:span></text:span></text:p>
      <text:p text:style-name="P8"><text:span text:style-name="Title_20_1_20_Char"><text:span text:style-name="T6">5 Literatur ………………………..……………………………………………….</text:span></text:span><text:span text:style-name="Title_20_1_20_Char"><text:span text:style-name="T7">34</text:span></text:span></text:p>
      <text:p text:style-name="P9"/>
      <text:p text:style-name="P9"/>
      <text:p text:style-name="P3"/>
      <text:p text:style-name="P2"/>
      <text:p text:style-name="P2"/>
      <text:p text:style-name="P2"/>
      <text:p text:style-name="P2"/>
      <text:p text:style-name="P2"/>
      <text:p text:style-name="P2"/>
      <text:p text:style-name="P48">1. Einleitung und Versuchsaufbau</text:p>
      <text:p text:style-name="P20"/>
      <text:p text:style-name="P19"><text:span text:style-name="T10">2</text:span>. Theoretische Grundlagen</text:p>
      <text:p text:style-name="P19"/>
      <text:p text:style-name="P24">2.1 Methoden zur Zustandsbeobachtung</text:p>
      <text:p text:style-name="P25">2.1.1 Numerische Differentiation</text:p>
      <text:p text:style-name="P30">Eine Wenige rechenintensive Methode zur Bestimmung nicht messbarer Zustandsgrößen ist die numerische Differentiation. Sie kann unter der Voraussetzug, dass die nicht messbaren Zustandsgrößen die Ableitung messbarer Größen sind, angewandt werden. </text:p>
      <text:p text:style-name="P30">Aus der Messgröße <draw:frame draw:style-name="fr3"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0"><text:s text:c="53"/><draw:frame draw:style-name="fr3"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0"><text:s text:c="53"/><draw:frame draw:style-name="fr3"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0">Zur Realisierung auf einem Rechner muss diese zeitdiskretisiert und in einer Differenzgleichung dargestellt werde. Probleme können hierbei bei großen Abtastzeiten durch Quantisierung und durch Rauscheinflüsse entstehen.</text:p>
      <text:p text:style-name="P30">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0"><text:s text:c="50"/><draw:frame draw:style-name="fr3"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1">zusammengefasst wird. Aus der Forderung, dass bei Aufschaltung einer Rampe der Steigung m auch der Ausgang des Übertragungsgliedes den Wert m annehmen soll, erhält man mit dem Grenzwertsatz der Laplace-Transformation</text:p>
      <text:p text:style-name="P31"><text:s text:c="44"/><draw:frame draw:style-name="fr3"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1">die Bedingung <draw:frame draw:style-name="fr3"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6">2.1.2 Lineares Kalmanfilter</text:p>
      <text:p text:style-name="P32">Im vergleich zu einem Luenberger Beobachter ist ein Kalmanfilter besser, wenn das betrachtet system zusätzlich von Rauschsignalen beeinflusst. Der Vorteil des Kalmanfilters </text:p>
      <text:p text:style-name="P32"><text:soft-page-break/>gegenüber dem Luenberger-Beobachter ist die Einbeziehung von zusätzlichen Informationen über den Prozess und die Messgrößen, wie die Modellungenauigkeit oder die Qualität der Sensordaten. </text:p>
      <text:p text:style-name="P32">Das Kalmanfilter basiert auf einem zeitdiskreten, linearen Systemmodell</text:p>
      <text:p text:style-name="P32"><text:s text:c="39"/><draw:frame draw:style-name="fr3"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2"><text:s text:c="54"/><draw:frame draw:style-name="fr3"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3">Dabei bezeichnet <draw:frame draw:style-name="fr3"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7">Prädiktionsschritt:</text:p>
      <text:p text:style-name="P27"><text:s text:c="41"/><draw:frame draw:style-name="fr3"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7"><text:s text:c="37"/><draw:frame draw:style-name="fr3"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8">Verstärkungsmatrix:</text:p>
      <text:p text:style-name="P28"><text:s text:c="37"/><draw:frame draw:style-name="fr3"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29">Filterschritt:</text:p>
      <text:p text:style-name="P29"><text:s text:c="37"/><draw:frame draw:style-name="fr3"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29"><text:s text:c="46"/><draw:frame draw:style-name="fr3"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4">Die Matrix<draw:frame draw:style-name="fr3"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4"><text:s text:c="52"/><draw:frame draw:style-name="fr3"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4"><text:s text:c="31"/><draw:frame draw:style-name="fr3"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4"/>
      <text:p text:style-name="P19"><text:span text:style-name="T10">3</text:span>. Aufgaben</text:p>
      <text:p text:style-name="P42">Aufgabe 7: Manuelle Steuerung</text:p>
      <text:p text:style-name="P47">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41">Antwort:</text:p>
      <text:p text:style-name="P43"><text:soft-page-break/>Das grobe Modell der manuellen Steuerung ist im Versuch schon gegeben. </text:p>
      <text:p text:style-name="P43">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44"><draw:frame draw:style-name="fr1" draw:name="Image2" text:anchor-type="as-char" svg:width="6.0398in" svg:height="7.2681in" draw:z-index="20"><draw:image xlink:href="Pictures/1000020100000276000003044EE75B37.png" xlink:type="simple" xlink:show="embed" xlink:actuate="onLoad"/></draw:frame></text:p>
      <text:p text:style-name="P45">Abbildung 3.1 <text:span text:style-name="T17">Frontpanel</text:span> der manuellen Steuerung</text:p>
      <text:p text:style-name="P46"/>
      <text:p text:style-name="P46">Auf dem Blockdiagramm soll zuerst ein „Loop block“ zugefügt werden. Dann werden die Elemente verbunden. Die Spannungsbegrenzung wird durch der Funktion „In Range and <text:soft-page-break/>Coerce“ erledigt.</text:p>
      <text:p text:style-name="P44"><draw:frame draw:style-name="fr2" draw:name="Image1" text:anchor-type="as-char" svg:width="6.6929in" svg:height="3.998in" draw:z-index="21"><draw:image xlink:href="Pictures/10000201000004DA000002E6A786242D.png" xlink:type="simple" xlink:show="embed" xlink:actuate="onLoad"/></draw:frame></text:p>
      <text:p text:style-name="P45">Abbildung 3.<text:span text:style-name="T17">2</text:span> Blockdiagramm der manuellen Steuerung</text:p>
      <text:p text:style-name="P37"/>
      <text:p text:style-name="P37">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36">Aufgabe 8: Manuelle Steuerung</text:p>
      <text:p text:style-name="P39">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39"><text:soft-page-break/><draw:frame draw:style-name="fr2" draw:name="Image3" text:anchor-type="as-char" svg:width="6.6929in" svg:height="4.3783in" draw:z-index="22"><draw:image xlink:href="Pictures/100002010000049C000003048C115D30.png" xlink:type="simple" xlink:show="embed" xlink:actuate="onLoad"/></draw:frame></text:p>
      <text:p text:style-name="P40">Abbildung 3.<text:span text:style-name="T18">3</text:span> Blockdiagramm der <text:span text:style-name="T18">numerischen Differentiation</text:span></text:p>
      <text:p text:style-name="P39"/>
      <text:p text:style-name="P36">Aufgabe 9: Manuelle Steuerung</text:p>
      <text:p text:style-name="P39">Implementieren Sie die <text:span text:style-name="T19">Zustandsschätzung </text:span>für die Kugelwippe mithilfe linearer Kalman-filter für</text:p>
      <text:list xml:id="list577110960839738753" text:style-name="L1">
        <text:list-item>
          <text:p text:style-name="P38">das lineare, zeitdiskrete Modell</text:p>
        </text:list-item>
        <text:list-item>
          <text:p text:style-name="P38">das erweiterte, zeitdiskrete Modell </text:p>
        </text:list-item>
      </text:list>
      <text:p text:style-name="P39">Die Kovarianzmatrix des Systemrauschens geeignet wählen.</text:p>
      <text:p text:style-name="P36"/>
      <text:p text:style-name="P19"><text:span text:style-name="T10">4</text:span>. Auftretende Probleme <text:span text:style-name="T11">beim Test</text:span> und Diskussion</text:p>
      <text:p text:style-name="P22"/>
      <text:p text:style-name="P21"><text:span text:style-name="T13">5</text:span><text:span text:style-name="T12">. Literatur</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07T22:30:18.477957895</dc:date>
    <meta:editing-duration>P0D</meta:editing-duration>
    <meta:editing-cycles>4</meta:editing-cycles>
    <meta:document-statistic meta:table-count="1" meta:image-count="3" meta:object-count="20" meta:page-count="7" meta:paragraph-count="78" meta:word-count="628" meta:character-count="5688" meta:non-whitespace-character-count="453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